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Chapter 18 <text:s/><text:line-break/>Forms</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shed June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When to use forms<text:tab/>4</text:a></text:p>
          <text:p text:style-name="P52"><text:a xlink:type="simple" xlink:href="#__RefHeading__8756_903114917" text:style-name="Index_20_Link" text:visited-style-name="Index_20_Link">Alternatives to using forms in Writer<text:tab/>4</text:a></text:p>
          <text:p text:style-name="P51"><text:a xlink:type="simple" xlink:href="#__RefHeading__8758_903114917" text:style-name="Index_20_Link" text:visited-style-name="Index_20_Link">Creating a simple form<text:tab/>4</text:a></text:p>
          <text:p text:style-name="P52"><text:a xlink:type="simple" xlink:href="#__RefHeading__8760_903114917" text:style-name="Index_20_Link" text:visited-style-name="Index_20_Link">Create a document<text:tab/>5</text:a></text:p>
          <text:p text:style-name="P52"><text:a xlink:type="simple" xlink:href="#__RefHeading__8762_903114917" text:style-name="Index_20_Link" text:visited-style-name="Index_20_Link">Open the form toolbars<text:tab/>5</text:a></text:p>
          <text:p text:style-name="P52"><text:a xlink:type="simple" xlink:href="#__RefHeading__11795_1218696294" text:style-name="Index_20_Link" text:visited-style-name="Index_20_Link">Activate design mode<text:tab/>5</text:a></text:p>
          <text:p text:style-name="P52"><text:a xlink:type="simple" xlink:href="#__RefHeading__8768_903114917" text:style-name="Index_20_Link" text:visited-style-name="Index_20_Link">Insert form controls<text:tab/>5</text:a></text:p>
          <text:p text:style-name="P52"><text:a xlink:type="simple" xlink:href="#__RefHeading__8770_903114917" text:style-name="Index_20_Link" text:visited-style-name="Index_20_Link">Configure controls<text:tab/>6</text:a></text:p>
          <text:p text:style-name="P52"><text:a xlink:type="simple" xlink:href="#__RefHeading__8772_903114917" text:style-name="Index_20_Link" text:visited-style-name="Index_20_Link">Use the form<text:tab/>6</text:a></text:p>
          <text:p text:style-name="P51"><text:a xlink:type="simple" xlink:href="#__RefHeading__4361_2005241549" text:style-name="Index_20_Link" text:visited-style-name="Index_20_Link">Form controls reference<text:tab/>6</text:a></text:p>
          <text:p text:style-name="P51"><text:a xlink:type="simple" xlink:href="#__RefHeading__8774_903114917" text:style-name="Index_20_Link" text:visited-style-name="Index_20_Link">Example: a simple form<text:tab/>10</text:a></text:p>
          <text:p text:style-name="P52"><text:a xlink:type="simple" xlink:href="#__RefHeading__8776_903114917" text:style-name="Index_20_Link" text:visited-style-name="Index_20_Link">Create the document<text:tab/>10</text:a></text:p>
          <text:p text:style-name="P52"><text:a xlink:type="simple" xlink:href="#__RefHeading__8778_903114917" text:style-name="Index_20_Link" text:visited-style-name="Index_20_Link">Add form controls<text:tab/>10</text:a></text:p>
          <text:p text:style-name="P52"><text:a xlink:type="simple" xlink:href="#__RefHeading__8780_903114917" text:style-name="Index_20_Link" text:visited-style-name="Index_20_Link">Configure form controls<text:tab/>11</text:a></text:p>
          <text:p text:style-name="P53"><text:a xlink:type="simple" xlink:href="#__RefHeading___Toc282408_174721728" text:style-name="Index_20_Link" text:visited-style-name="Index_20_Link">Text box<text:tab/>11</text:a></text:p>
          <text:p text:style-name="P53"><text:a xlink:type="simple" xlink:href="#__RefHeading___Toc273934_174721728" text:style-name="Index_20_Link" text:visited-style-name="Index_20_Link">Option buttons<text:tab/>12</text:a></text:p>
          <text:p text:style-name="P53"><text:a xlink:type="simple" xlink:href="#__RefHeading___Toc282410_174721728" text:style-name="Index_20_Link" text:visited-style-name="Index_20_Link">List box<text:tab/>13</text:a></text:p>
          <text:p text:style-name="P53"><text:a xlink:type="simple" xlink:href="#__RefHeading___Toc282412_174721728" text:style-name="Index_20_Link" text:visited-style-name="Index_20_Link">Check boxes<text:tab/>14</text:a></text:p>
          <text:p text:style-name="P53"><text:a xlink:type="simple" xlink:href="#__RefHeading___Toc273733_174721728" text:style-name="Index_20_Link" text:visited-style-name="Index_20_Link">Group box<text:tab/>14</text:a></text:p>
          <text:p text:style-name="P52"><text:a xlink:type="simple" xlink:href="#__RefHeading__8782_903114917" text:style-name="Index_20_Link" text:visited-style-name="Index_20_Link">Finishing touches<text:tab/>16</text:a></text:p>
          <text:p text:style-name="P51"><text:a xlink:type="simple" xlink:href="#__RefHeading__8784_903114917" text:style-name="Index_20_Link" text:visited-style-name="Index_20_Link">Accessing data sources<text:tab/>16</text:a></text:p>
          <text:p text:style-name="P52"><text:a xlink:type="simple" xlink:href="#__RefHeading___Toc26360_1990581438" text:style-name="Index_20_Link" text:visited-style-name="Index_20_Link">Creating a form for data entry<text:tab/>16</text:a></text:p>
          <text:p text:style-name="P52"><text:a xlink:type="simple" xlink:href="#__RefHeading__8792_903114917" text:style-name="Index_20_Link" text:visited-style-name="Index_20_Link">Entering data into a form<text:tab/>18</text:a></text:p>
          <text:p text:style-name="P51"><text:a xlink:type="simple" xlink:href="#__RefHeading__8794_903114917" text:style-name="Index_20_Link" text:visited-style-name="Index_20_Link">Advanced form customization<text:tab/>18</text:a></text:p>
          <text:p text:style-name="P52"><text:a xlink:type="simple" xlink:href="#__RefHeading__8796_903114917" text:style-name="Index_20_Link" text:visited-style-name="Index_20_Link">Linking a macro to a form control<text:tab/>18</text:a></text:p>
          <text:p text:style-name="P52"><text:a xlink:type="simple" xlink:href="#__RefHeading__8798_903114917" text:style-name="Index_20_Link" text:visited-style-name="Index_20_Link">Read-only documents<text:tab/>20</text:a></text:p>
          <text:p text:style-name="P52"><text:a xlink:type="simple" xlink:href="#__RefHeading__8800_903114917" text:style-name="Index_20_Link" text:visited-style-name="Index_20_Link">Fine-tuning database access permissions<text:tab/>20</text:a></text:p>
          <text:p text:style-name="P52"><text:a xlink:type="simple" xlink:href="#__RefHeading__8802_903114917" text:style-name="Index_20_Link" text:visited-style-name="Index_20_Link">Form control formatting options<text:tab/>20</text:a></text:p>
        </text:index-body>
      </text:table-of-content>
      <text:p text:style-name="Page_20_Break"/>
      <text:h text:style-name="P58" text:outline-level="1"><text:bookmark-start text:name="__RefHeading___Toc91251_1458413368"/>Úvod<text:bookmark-end text:name="__RefHeading___Toc91251_1458413368"/></text:h>
      <text:p text:style-name="P8">This chapter covers the use of interactive forms within Writer documents. Formulář má části textu, které není možné upravovat, a jiné části, které jsou určeny k tomu, aby je čtenář změnil. For example, a questionnaire has an introduction and questions (which do not change) and spaces for the reader to type answers or select from supplied choices.</text:p>
      <text:p text:style-name="P8">Writer provides several ways to enter information into a form, including check boxes, option buttons, text boxes, pull-down lists, and other items, collectively known as form controls.</text:p>
      <text:p text:style-name="P8">LibreOffice forms include a lot of features; not everything is described in this chapter. Notable omissions are using forms in HTML documents and writing macros to link to form controls.</text:p>
      <text:p text:style-name="P8">LibreOffice Calc, Impress, and Draw also support forms in much the same way that Writer does.</text:p>
      <text:h text:style-name="P55" text:outline-level="1"><text:bookmark-start text:name="__RefHeading__8754_903114917"/><text:alphabetical-index-mark text:string-value="when to use" text:key1="formulář"/>When to use forms<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Someone in a sales department might enter purchasers’ information into a database using a form.</text:p>
        </text:list-item>
        <text:list-item>
          <text:p text:style-name="P69">Chceme-li prohlížet informace v databázi nebo ze zdroje dat. Například knihovník může takto získávat informace o knihách.</text:p>
        </text:list-item>
      </text:list>
      <text:p text:style-name="P8">Using forms to access a database offers a fast and easy way to build complex graphical front ends. Your form can include not only the fields that link to the data source, but also text, graphics, tables, drawings and other elements.</text:p>
      <text:p text:style-name="P40">A typical way to use a simple form is:</text:p>
      <text:list xml:id="list190788557" text:style-name="Numbering_20_1">
        <text:list-item text:start-value="1">
          <text:p text:style-name="P72">You design the form, then save it.</text:p>
        </text:list-item>
        <text:list-item>
          <text:p text:style-name="P72">You send the form to others (for example, by email).</text:p>
        </text:list-item>
        <text:list-item>
          <text:p text:style-name="P72">They fill in the form, save it, and send it back to you.</text:p>
        </text:list-item>
        <text:list-item>
          <text:p text:style-name="P72">You open the form and see what their answers are.</text:p>
        </text:list-item>
      </text:list>
      <text:list xml:id="list836176044" text:style-name="Heading_20_Tip">
        <text:list-item>
          <text:p text:style-name="P68">Tip</text:p>
        </text:list-item>
      </text:list>
      <text:p text:style-name="P46">By using a data source, or setting a form to update over the web, you can gather data automatically. However, those methods are more complex and are not covered in this chapter.</text:p>
      <text:h text:style-name="P61" text:outline-level="2"><text:bookmark-start text:name="__RefHeading__8756_903114917"/>Alternatives to using forms in Writer<text:bookmark-end text:name="__RefHeading__8756_903114917"/></text:h>
      <text:p text:style-name="P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5" text:outline-level="1"><text:bookmark-start text:name="__RefHeading__8758_903114917"/><text:alphabetical-index-mark text:string-value="vytváření" text:key1="formulář"/>Creating a simple form<text:bookmark-end text:name="__RefHeading__8758_903114917"/></text:h>
      <text:p text:style-name="P44">This section explains how to create a simple form without any links to a data source or database and without advanced customization.</text:p>
      <text:h text:style-name="P61" text:outline-level="2"><text:bookmark-start text:name="__RefHeading__8760_903114917"/><text:soft-page-break/>Create a document<text:bookmark-end text:name="__RefHeading__8760_903114917"/></text:h>
      <text:p text:style-name="P9">You do not need to do anything special when creating a document to use as a form, though it’s a good idea to make sure that the grid is enabled so that controls can be positioned accurately. Go to <text:span text:style-name="Strong_20_Emphasis">View &gt; Grid and Helplines</text:span> and select <text:span text:style-name="Strong_20_Emphasis">Display Grid</text:span>. You may also wish to select <text:span text:style-name="Strong_20_Emphasis">Snap to Grid</text:span>.</text:p>
      <text:p text:style-name="P8">Create a new Writer document with <text:span text:style-name="Strong_20_Emphasis">File &gt; New &gt; Text document</text:span>.</text:p>
      <text:h text:style-name="P61" text:outline-level="2"><text:bookmark-start text:name="__RefHeading__8762_903114917"/>Open the form <text:alphabetical-index-mark-start text:id="IMark150179784" text:key1="form"/>toolbars<text:bookmark-end text:name="__RefHeading__8762_903114917"/><text:alphabetical-index-mark-end text:id="IMark150179784"/></text:h>
      <text:p text:style-name="P8">Two toolbars control form creation: <text:alphabetical-index-mark text:string-value="Form Controls toolbar"/><text:alphabetical-index-mark text:string-value="Form Controls toolbar"/>Form Controls (Figure ) and Form Design. Select <text:span text:style-name="Strong_20_Emphasis">View &gt; Toolbars &gt; Form Controls</text:span> and <text:span text:style-name="Strong_20_Emphasis">View &gt; Toolbars &gt; Form Design</text:span> to show them both. The Form Controls toolbar has an icon for each of the most commonly used types of control.</text:p>
      <text:p text:style-name="P8">You can also open the <text:alphabetical-index-mark-start text:id="IMark150450568"/>Form Design toolbar<text:alphabetical-index-mark-end text:id="IMark150450568"/> from the Form Controls toolbar. Some of the less commonly used controls are on a third toolbar (<text:alphabetical-index-mark text:string-value="More (Form) Controls toolbar"/>More Controls) also opened from the Form Controls toolbar.</text:p>
      <text:list xml:id="list153648671355876" text:continue-numbering="true" text:style-name="Heading_20_Tip">
        <text:list-item>
          <text:p text:style-name="P68">Tip</text:p>
        </text:list-item>
      </text:list>
      <text:p text:style-name="P28">Many of these controls are also located on the Form menu (Figure <text:sequence-ref text:reference-format="value" text:ref-name="refFigure0">1</text:sequence-ref>).</text:p>
      <text:p text:style-name="P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8">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61" text:outline-level="2"><text:bookmark-start text:name="__RefHeading__11795_1218696294"/>Activate <text:alphabetical-index-mark-start text:id="IMark150179784" text:key1="form"/><text:alphabetical-index-mark text:string-value=" " text:key1="formulář"/>design mode<text:bookmark-end text:name="__RefHeading__11795_1218696294"/><text:alphabetical-index-mark-end text:id="IMark150179784"/></text:h>
      <text:p text:style-name="P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8">When design mode is off, the form behaves as it would for the end user. Buttons can be pressed, check boxes selected, list items selected, and so on.</text:p>
      <text:h text:style-name="P61" text:outline-level="2"><text:bookmark-start text:name="__RefHeading__8768_903114917"/><text:alphabetical-index-mark text:string-value="inserting form controls" text:key1="formulář"/>Insert form controls<text:bookmark-end text:name="__RefHeading__8768_903114917"/></text:h>
      <text:list xml:id="list1618800063" text:style-name="Numbering_20_1">
        <text:list-item>
          <text:p text:style-name="P72">To insert a form control into the document, click the control’s icon to select it. The mouse pointer changes shape.</text:p>
        </text:list-item>
        <text:list-item>
          <text:p text:style-name="P72">Click in the document where you want the control to appear. (You can move it later.)</text:p>
        </text:list-item>
        <text:list-item>
          <text:p text:style-name="P7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72">The control icon remains active, so you can insert several controls of the same type without needing to go back to the toolbar.</text:p>
        </text:list-item>
        <text:list-item>
          <text:p text:style-name="P72">To change to another tool, click its icon on the toolbar.</text:p>
        </text:list-item>
        <text:list-item>
          <text:p text:style-name="P7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53649311755490" text:continue-list="list153648671355876" text:style-name="Heading_20_Tip">
        <text:list-item>
          <text:p text:style-name="P68">Tip</text:p>
        </text:list-item>
      </text:list>
      <text:p text:style-name="P46">To make a form control square, hold down the <text:span text:style-name="Keystroke">Shift</text:span> key when creating it. To keep the proportions of an existing control the same, hold down <text:span text:style-name="Keystroke">Shift</text:span> when resizing it.</text:p>
      <text:h text:style-name="P61" text:outline-level="2"><text:bookmark-start text:name="__RefHeading__8770_903114917"/><text:soft-page-break/><text:alphabetical-index-mark text:string-value="configuring controls" text:key1="formulář"/>Configure controls<text:bookmark-end text:name="__RefHeading__8770_903114917"/></text:h>
      <text:p text:style-name="P8">After inserting the controls, you need to configure them to look and behave as you want. Right-click a form control within the document and select <text:span text:style-name="Strong_20_Emphasis">Control</text:span> from the context menu to open the Properties dialog for the selected control. Double-clicking on a form control also opens this dialog.</text:p>
      <text:p text:style-name="P12">The <text:alphabetical-index-mark-start text:id="IMark150179784"/>Properties <text:alphabetical-index-mark-start text:id="IMark150450568"/>dialog<text:alphabetical-index-mark-end text:id="IMark150450568"/><text:alphabetical-index-mark-end text:id="IMark150179784"/>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0</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6</text:bookmark-ref>.</text:p>
      <text:p text:style-name="P40">The fields on this dialog vary with the type of control. To see additional fields, use the scroll bar or enlarge the dialog.</text:p>
      <text:h text:style-name="P61" text:outline-level="2"><text:bookmark-start text:name="__RefHeading__8772_903114917"/>Use the form<text:bookmark-end text:name="__RefHeading__8772_903114917"/></text:h>
      <text:p text:style-name="P8">To use the form, leave design mode by clicking the <text:span text:style-name="Strong_20_Emphasis">Design Mode</text:span> icon to deactivate it. Save the form document.</text:p>
      <text:h text:style-name="P56" text:outline-level="1"><text:bookmark-start text:name="__RefHeading__4361_2005241549"/><text:alphabetical-index-mark text:string-value="form controls reference" text:key1="formulář"/>Form controls reference<text:bookmark-end text:name="__RefHeading__4361_2005241549"/></text:h>
      <text:p text:style-name="P45">The icons you see in Writer may differ from the ones shown here or they may be in a different order on the toolbar.</text:p>
      <text:p text:style-name="Definition_20_Term">Form submenu on Menu bar</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Figure <text:sequence text:ref-name="refFigure0" text:name="Figure" text:formula="ooow:Figure+1" style:num-format="1">1</text:sequence>: Form submenu on Menu bar</text:p></draw:text-box></draw:frame></text:p>
      <text:p text:style-name="Definition_20_Term"><text:soft-page-break/>Form Controls toolbar</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Form Controls toolbar</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Selects a form control to perform some other action on it.</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Toggles between design mode on (to edit forms) and design mode off (to use forms).</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Toggle Form Control Wizards</text:p>
          </table:table-cell>
          <table:table-cell table:style-name="Table6.A3" office:value-type="string">
            <text:p text:style-name="P21">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Form Design</text:p>
          </table:table-cell>
          <table:table-cell table:style-name="Table6.A3" office:value-type="string">
            <text:p text:style-name="P21">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Label</text:p>
          </table:table-cell>
          <table:table-cell table:style-name="Table6.A3" office:value-type="string">
            <text:p text:style-name="P21">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 Box</text:p>
          </table:table-cell>
          <table:table-cell table:style-name="Table6.A3" office:value-type="string">
            <text:p text:style-name="P21">A control to create a box into which the form’s user can type any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Check Box</text:p>
          </table:table-cell>
          <table:table-cell table:style-name="Table6.A2" office:value-type="string">
            <text:p text:style-name="P21">A box that can be selected or deselected on the form. You can label the box.</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Option Button</text:p>
          </table:table-cell>
          <table:table-cell table:style-name="Table6.A2" office:value-type="string">
            <text:p text:style-name="P21">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List Box</text:p>
          </table:table-cell>
          <table:table-cell table:style-name="Table6.A3" office:value-type="string">
            <text:p text:style-name="P21">Creates a list of options as a pull-down menu that the user can choose from. If the form is linked to a data source and wizards are on, creating a list box launches the List Box Wizard.</text:p>
            <text:p text:style-name="P21">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Combo Box</text:p>
          </table:table-cell>
          <table:table-cell table:style-name="Table6.A2" office:value-type="string">
            <text:p text:style-name="P21">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Push Button</text:p>
          </table:table-cell>
          <table:table-cell table:style-name="Table6.A2" office:value-type="string">
            <text:p text:style-name="P21">Creates a button that can be linked to a macro. The label is the name that appears on the button.</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Image Button</text:p>
          </table:table-cell>
          <table:table-cell table:style-name="Table6.A2" office:value-type="string">
            <text:p text:style-name="P21">Behaves exactly like a push button, but displays as an image. Choose the image in the Graphics option on the <text:span text:style-name="Emphasis">General </text:span>tab in the Control Properties dialog.</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atted Field</text:p>
          </table:table-cell>
          <table:table-cell table:style-name="Table6.A2" office:value-type="string">
            <text:p text:style-name="P21">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Date Field</text:p>
          </table:table-cell>
          <table:table-cell table:style-name="Table6.A2" office:value-type="string">
            <text:p text:style-name="P21">Stores a date. You need to configure the earliest and latest dates the field will accept, the default date, and the date format. You can add a spinner.</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Numerical Field </text:p>
          </table:table-cell>
          <table:table-cell table:style-name="Table6.A2" office:value-type="string">
            <text:p text:style-name="P21">Displays a number. You need to specify formatting, maximum, minimum and default values. You can add a spinner.</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Group Box</text:p>
          </table:table-cell>
          <table:table-cell table:style-name="Table6.A2" office:value-type="string">
            <text:p text:style-name="P21">Group boxes have two different uses.</text:p>
            <text:p text:style-name="P21">If wizards are on, creating a group box launches the Group Element wizard. This creates a group of options buttons (in which only one may be selected at a time). In most cases, using a group box is the best way to create a set of option buttons.</text:p>
            <text:p text:style-name="P21">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Time Field</text:p>
          </table:table-cell>
          <table:table-cell table:style-name="Table6.A2" office:value-type="string">
            <text:p text:style-name="P21">Works like a date field but specifies a time.</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Currency Field</text:p>
          </table:table-cell>
          <table:table-cell table:style-name="Table6.A2" office:value-type="string">
            <text:p text:style-name="P21">Works like a numeric field; additionally you can add a currency symbol.</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attern Field </text:p>
          </table:table-cell>
          <table:table-cell table:style-name="Table6.A2" office:value-type="string">
            <text:p text:style-name="P21">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Table Control </text:p>
          </table:table-cell>
          <table:table-cell table:style-name="Table6.A2" office:value-type="string">
            <text:p text:style-name="P21">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1">Records can be added, deleted, and modified in the table.</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Navigation Bar</text:p>
          </table:table-cell>
          <table:table-cell table:style-name="Table6.A2" office:value-type="string">
            <text:p text:style-name="P21">A navigation bar is the same as the Form Navigation toolbar (View &gt; Toolbars &gt; Form Navigation), but can be placed anywhere in the document and be resized.</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Image Control</text:p>
          </table:table-cell>
          <table:table-cell table:style-name="Table6.A2" office:value-type="string">
            <text:p text:style-name="P21">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File Selection</text:p>
          </table:table-cell>
          <table:table-cell table:style-name="Table6.A2" office:value-type="string">
            <text:p text:style-name="P21">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Spin Button</text:p>
          </table:table-cell>
          <table:table-cell table:style-name="Table6.A2" office:value-type="string">
            <text:p text:style-name="P21">Allows form users to choose a number by cycling through the list of numbers. You can specify maximum, minimum, default, and the step between numbers.</text:p>
            <text:p text:style-name="P21">This control is not commonly used in Writer.</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Scrollbar</text:p>
          </table:table-cell>
          <table:table-cell table:style-name="Table6.A2" office:value-type="string">
            <text:p text:style-name="P21">Creates a scrollbar, with a number of options to define the exact appearance. This control is not commonly used in Writer.</text:p>
          </table:table-cell>
        </table:table-row>
      </table:table>
      <text:p text:style-name="Definition_20_Term">Form Design Toolbar</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Form Design toolbar"/>Form Design toolbar</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Any form control can be anchored to page, paragraph, or character and also anchored as a character.</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Places the control on top of any other controls or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Brings the control one level up in the stack. </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Sends the control one level down in the object stack.</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Sends the control to the bottom of the stack.</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Moves the object in front of the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Moves the object behind the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Selects a form control to perform some other action on it.</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Toggles between design mode on (to edit forms) and design mode off (to use forms).</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Launches form control properties dialog. This dialog can be kept open whiles different controls are selected.</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Launches form properties dialog, which controls properties for the form as a whole, such as which data source it connects to.</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Displays all the forms and controls in the current document and allows you to edit and delete them easily.</text:p>
            <text:p text:style-name="P21">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Add Field</text:p>
          </table:table-cell>
          <table:table-cell table:style-name="Table8.C15" office:value-type="string">
            <text:p text:style-name="P21">Useful only if you have specified a data source for the form. Otherwise, an empty box opens.</text:p>
            <text:p text:style-name="P21">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Activation Order</text:p>
          </table:table-cell>
          <table:table-cell table:style-name="Table8.C16" office:value-type="string">
            <text:p text:style-name="P21">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pen in Design Mode</text:p>
          </table:table-cell>
          <table:table-cell table:style-name="Table8.C17" office:value-type="string">
            <text:p text:style-name="P21">Opens the current form in design mode (to edit the form rather than entering data into it).</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 Control Focus</text:p>
          </table:table-cell>
          <table:table-cell table:style-name="Table8.A3" office:value-type="string">
            <text:p text:style-name="P21">If activated, focus is set to the first form control.</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Display Grid</text:p>
          </table:table-cell>
          <table:table-cell table:style-name="Table8.A3" office:value-type="string">
            <text:p text:style-name="P21">Displays a grid of dots on the page, to help you line up controls.</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Snap to Grid</text:p>
          </table:table-cell>
          <table:table-cell table:style-name="Table8.C21" office:value-type="string">
            <text:p text:style-name="P21">When a control is brought close to a grid point or line, it will snap to the grid. This makes it is easier to line up controls.</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Guides when Moving</text:p>
          </table:table-cell>
          <table:table-cell table:style-name="Table8.C22" office:value-type="string">
            <text:p text:style-name="P21">When a control is being moved, lines extend from the control horizontally and vertically to help you position it accurately.</text:p>
          </table:table-cell>
        </table:table-row>
      </table:table>
      <text:h text:style-name="P55" text:outline-level="1"><text:bookmark-start text:name="__RefHeading__8774_903114917"/><text:soft-page-break/><text:alphabetical-index-mark text:string-value="example of creating a form" text:key1="formulář"/>Example: a simple form<text:bookmark-end text:name="__RefHeading__8774_903114917"/></text:h>
      <text:p text:style-name="P17">In this example, we will create the form shown in Figure <text:sequence-ref text:reference-format="value" text:ref-name="refFigure3">4</text:sequence-ref>. If you follow the given steps, your form will look similar to this one.</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Figure <text:sequence text:ref-name="refFigure3" text:name="Figure" text:formula="ooow:Figure+1" style:num-format="1">4</text:sequence>: Completed form</text:p></draw:text-box></draw:frame></text:p>
      <text:h text:style-name="P61" text:outline-level="2"><text:bookmark-start text:name="__RefHeading__8776_903114917"/>Create the document<text:bookmark-end text:name="__RefHeading__8776_903114917"/></text:h>
      <text:p text:style-name="P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Figure <text:sequence text:ref-name="refFigure4" text:name="Figure" text:formula="ooow:Figure+1" style:num-format="1">5</text:sequence>: Initial document without form controls</text:p></draw:text-box></draw:frame></text:p>
      <text:h text:style-name="P61" text:outline-level="2"><text:bookmark-start text:name="__RefHeading__8778_903114917"/><text:alphabetical-index-mark text:string-value="adding form controls" text:key1="formulář"/>Add form controls<text:bookmark-end text:name="__RefHeading__8778_903114917"/></text:h>
      <text:p text:style-name="P40">The next step is to add the form controls to the document. We will have four controls:</text:p>
      <text:list xml:id="list1762263307" text:style-name="List_20_1">
        <text:list-item>
          <text:p text:style-name="P69"><text:span text:style-name="Emphasis">Name</text:span> is a text box.</text:p>
        </text:list-item>
        <text:list-item>
          <text:p text:style-name="P69"><text:span text:style-name="Emphasis">Gender</text:span> is three option buttons: male, female, or other; user can select one.</text:p>
        </text:list-item>
        <text:list-item>
          <text:p text:style-name="P69"><text:span text:style-name="Emphasis">Favorite shape</text:span> is a list of options; user can select one.</text:p>
        </text:list-item>
        <text:list-item>
          <text:p text:style-name="P70"><text:span text:style-name="Emphasis">All shapes you like</text:span> is a series of check boxes; user can select one or more.</text:p>
        </text:list-item>
      </text:list>
      <text:p text:style-name="P40"><text:soft-page-break/>To add these controls:</text:p>
      <text:list xml:id="list734404223" text:style-name="Numbering_20_1">
        <text:list-item text:start-value="1">
          <text:p text:style-name="P72">Select <text:span text:style-name="Strong_20_Emphasis">View &gt; Toolbars &gt; Form Controls</text:span> to open the Form Control toolbar.</text:p>
        </text:list-item>
        <text:list-item>
          <text:p text:style-name="P72">If the tools are not active, click the <text:span text:style-name="Strong_20_Emphasis">Design Mode</text:span> icon to activate them.</text:p>
        </text:list-item>
        <text:list-item>
          <text:p text:style-name="P7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7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72">Click the <text:span text:style-name="Strong_20_Emphasis">List Box</text:span> icon and draw a list box by <text:span text:style-name="Emphasis">Favourite shape:</text:span> in the document. This will just be an empty pane for now.</text:p>
        </text:list-item>
        <text:list-item>
          <text:p text:style-name="P72">Click the <text:span text:style-name="Strong_20_Emphasis">Check Box</text:span> icon and create four check boxes by <text:span text:style-name="Emphasis">All shapes you like</text:span>, side by side across the page.</text:p>
        </text:list-item>
      </text:list>
      <text:p text:style-name="P8">Your document should now look something like Figure <text:sequence-ref text:reference-format="value" text:ref-name="refFigure5">6</text:sequence-ref>. Do not worry if the controls are not lined up well; we will fix this later.</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Figure <text:sequence text:ref-name="refFigure5" text:name="Figure" text:formula="ooow:Figure+1" style:num-format="1">6</text:sequence>: Document with form controls</text:p></draw:text-box></draw:frame></text:p>
      <text:h text:style-name="P61" text:outline-level="2"><text:bookmark-start text:name="__RefHeading__8780_903114917"/><text:alphabetical-index-mark text:string-value="configuring form controls" text:key1="formulář"/>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P11">No further configuration is required for the Name field, but you may wish to change the height or width of the field, its background color, or other formatting. Pokud ano:</text:p>
      <text:list xml:id="list153649333864264" text:continue-list="list190788557" text:style-name="Numbering_20_1">
        <text:list-item text:start-value="1">
          <text:p text:style-name="P73">Be sure <text:span text:style-name="Strong_20_Emphasis">Design Mode</text:span> is on and <text:span text:style-name="Strong_20_Emphasis">Wizards</text:span> are off. </text:p>
        </text:list-item>
        <text:list-item>
          <text:p text:style-name="P73">Double-click on the <text:span text:style-name="Emphasis">Name</text:span> field to open the Properties: Text Box dialog (Figure <text:sequence-ref text:reference-format="value" text:ref-name="refFigure6">7</text:sequence-ref>).</text:p>
        </text:list-item>
        <text:list-item>
          <text:p text:style-name="P7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75">You can then close the dialog or leave it open while you configure the other controls.</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53649636808509" text:continue-list="list734404223" text:style-name="Numbering_20_1">
        <text:list-item text:start-value="1">
          <text:p text:style-name="P85">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76">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77">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Figure <text:sequence text:ref-name="refFigure7" text:name="Figure" text:formula="ooow:Figure+1" style:num-format="1">8</text:sequence>: Specifying label and group names for an option button</text:p></draw:text-box></draw:frame></text:p>
      <text:p text:style-name="P14">If the Option Buttons are too far apart, click on each in turn and drag it to the left or right.</text:p>
      <text:p text:style-name="P13">If the Option Buttons are not lined up neatly, do this:</text:p>
      <text:list xml:id="list153648666408347" text:continue-list="list153649333864264"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78">Right-click and choose <text:span text:style-name="Strong_20_Emphasis">Align &gt; Top</text:span> from the context menu. Figure <text:sequence-ref text:reference-format="value" text:ref-name="refFigure9">10</text:sequence-ref><text:s/>shows the result.</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Figure <text:sequence text:ref-name="refFigure9" text:name="Figure" text:formula="ooow:Figure+1" style:num-format="1">10</text:sequence>: Result of action to align controls</text:p></draw:text-box></draw:frame></text:p>
      <text:h text:style-name="P64" text:outline-level="3"><text:bookmark-start text:name="__RefHeading___Toc282410_174721728"/>List box<text:bookmark-end text:name="__RefHeading___Toc282410_174721728"/></text:h>
      <text:p text:style-name="P41">To add the list of choices to the the list box, do this:</text:p>
      <text:list xml:id="list930663560" text:style-name="Numbering_20_1">
        <text:list-item text:start-value="1">
          <text:p text:style-name="P7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7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Figure <text:sequence text:ref-name="refFigure10" text:name="Figure" text:formula="ooow:Figure+1" style:num-format="1">11</text:sequence>: Entering the terms for a list</text:p></draw:text-box></draw:frame></text:p>
      <text:list xml:id="list153650158744050" text:continue-list="list153648666408347"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P8">To give the check boxes names:</text:p>
      <text:list xml:id="list153650098204358"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79">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Figure <text:sequence text:ref-name="refFigure12" text:name="Figure" text:formula="ooow:Figure+1" style:num-format="1">13</text:sequence>: Top part of Properties dialog for a check box</text:p></draw:text-box></draw:frame></text:p>
      <text:list xml:id="list153650188324883" text:continue-numbering="true" text:style-name="Numbering_20_1">
        <text:list-item>
          <text:p text:style-name="P7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72">Zavřeme dialogové okno Vlastnosti.</text:p>
        </text:list-item>
        <text:list-item>
          <text:p text:style-name="P72">Turn <text:span text:style-name="Strong_20_Emphasis">Design Mode</text:span> off.</text:p>
        </text:list-item>
      </text:list>
      <text:p text:style-name="P8">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 individual buttons can be moved into any arrangement you prefer (we arranged them horizontally on page <text:bookmark-ref text:reference-format="page" text:ref-name="__RefHeading___Toc273934_174721728">12</text:bookmark-ref>).</text:p>
      <text:p text:style-name="P15">To use a Group Box instead of individual Option Buttons:</text:p>
      <text:list xml:id="list153650708804902" text:continue-list="list153650158744050"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80"><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80">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81">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82">On the next page, make no changes. Click <text:span text:style-name="Strong_20_Emphasis">Next&gt;</text:span>.</text:p>
        </text:list-item>
        <text:list-item>
          <text:p text:style-name="P83">On the next page, delete the words “Group Box” from the caption area. If we did not have a Gender: label already in the form, you might want to type <text:span text:style-name="User_20_Entry">Gender</text:span> as the caption.</text:p>
        </text:list-item>
        <text:list-item>
          <text:p text:style-name="P81">Klepneme na tlačítko <text:span text:style-name="Strong_20_Emphasis">Dokončit</text:span>. The survey form should look like Figure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Figure <text:sequence text:ref-name="refFigure14" text:name="Figure" text:formula="ooow:Figure+1" style:num-format="1">15</text:sequence>: Wizard after adding names for the option fields</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Figure <text:sequence text:ref-name="refFigure15" text:name="Figure" text:formula="ooow:Figure+1" style:num-format="1">16</text:sequence>: Choosing to not have a default option</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Figure <text:sequence text:ref-name="refFigure16" text:name="Figure" text:formula="ooow:Figure+1" style:num-format="1">17</text:sequence>: Final group box in survey form</text:p></draw:text-box></draw:frame></text:p>
      <text:h text:style-name="P61" text:outline-level="2"><text:bookmark-start text:name="__RefHeading__8782_903114917"/>Finishing touches<text:bookmark-end text:name="__RefHeading__8782_903114917"/></text:h>
      <text:p text:style-name="P8">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Poznámka</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ulář"/><text:alphabetical-index-mark text:string-value="accessing using a form" text:key1="zdroj dat"/>Accessing data sources<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Tip</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Entering data into a form<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Linking a macro to a form control<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Read-only documents<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8  Form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Chapter 18  Forms</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